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EC000000EC431F2A93FF2EBD76.png" manifest:media-type="image/png"/>
  <manifest:file-entry manifest:full-path="Pictures/100002480000178A0000178AFAEE245EE2C9ADD6.svg" manifest:media-type="image/svg+xml"/>
  <manifest:file-entry manifest:full-path="Pictures/100002090000186A0000186AAA192AEF9971483F.svg" manifest:media-type="image/svg+xml"/>
  <manifest:file-entry manifest:full-path="Pictures/10000001000000E4000000E4530D011C6054D160.png" manifest:media-type="image/png"/>
  <manifest:file-entry manifest:full-path="Pictures/100002270000186A0000186AF25C24DA1130C295.svg" manifest:media-type="image/svg+xml"/>
  <manifest:file-entry manifest:full-path="Pictures/1000027C0000186A0000186AD52CC760FAAB80E7.svg" manifest:media-type="image/svg+xml"/>
  <manifest:file-entry manifest:full-path="Pictures/100001FD0000186A0000186A51D26263E67F5B66.svg" manifest:media-type="image/svg+xml"/>
  <manifest:file-entry manifest:full-path="Pictures/100002830000186A0000186A71130697592A0F88.svg" manifest:media-type="image/svg+xml"/>
  <manifest:file-entry manifest:full-path="Pictures/10000001000000EC000000ECA1BDBAAAC7D43528.png" manifest:media-type="image/png"/>
  <manifest:file-entry manifest:full-path="Pictures/10000001000000EC000000ECA8000E16885E761B.png" manifest:media-type="image/png"/>
  <manifest:file-entry manifest:full-path="Pictures/10000001000000EC000000ECC3764D7F022CDFE4.png" manifest:media-type="image/png"/>
  <manifest:file-entry manifest:full-path="Pictures/1000021B0000186A0000186AD07B97A6A3496778.svg" manifest:media-type="image/svg+xml"/>
  <manifest:file-entry manifest:full-path="Pictures/10000001000000EC000000ECD39ECAA6ACC64B22.png" manifest:media-type="image/png"/>
  <manifest:file-entry manifest:full-path="Pictures/10000001000000EC000000EC2C21F8695D07C10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이미지1" text:anchor-type="char" svg:x="4.295cm" svg:y="10.537cm" svg:width="6.025cm" svg:height="6.025cm" draw:z-index="0"><draw:image xlink:href="Pictures/100002480000178A0000178AFAEE245EE2C9ADD6.svg" xlink:type="simple" xlink:show="embed" xlink:actuate="onLoad" draw:mime-type="image/svg+xml"/><draw:image xlink:href="Pictures/10000001000000E4000000E4530D011C6054D160.png" xlink:type="simple" xlink:show="embed" xlink:actuate="onLoad" draw:mime-type="image/png"/></draw:frame><draw:frame draw:style-name="fr1" draw:name="이미지2" text:anchor-type="char" svg:x="4.295cm" svg:y="4.29cm" svg:width="6.249cm" svg:height="6.249cm" draw:z-index="1"><draw:image xlink:href="Pictures/1000021B0000186A0000186AD07B97A6A3496778.svg" xlink:type="simple" xlink:show="embed" xlink:actuate="onLoad" draw:mime-type="image/svg+xml"/><draw:image xlink:href="Pictures/10000001000000EC000000ECA1BDBAAAC7D43528.png" xlink:type="simple" xlink:show="embed" xlink:actuate="onLoad" draw:mime-type="image/png"/></draw:frame><draw:frame draw:style-name="fr1" draw:name="이미지3" text:anchor-type="char" svg:x="4.295cm" svg:y="-1.958cm" svg:width="6.249cm" svg:height="6.249cm" draw:z-index="2"><draw:image xlink:href="Pictures/100002270000186A0000186AF25C24DA1130C295.svg" xlink:type="simple" xlink:show="embed" xlink:actuate="onLoad" draw:mime-type="image/svg+xml"/><draw:image xlink:href="Pictures/10000001000000EC000000ECC3764D7F022CDFE4.png" xlink:type="simple" xlink:show="embed" xlink:actuate="onLoad" draw:mime-type="image/png"/></draw:frame><draw:frame draw:style-name="fr1" draw:name="이미지4" text:anchor-type="char" svg:x="-1.953cm" svg:y="16.51cm" svg:width="6.249cm" svg:height="6.249cm" draw:z-index="3"><draw:image xlink:href="Pictures/100001FD0000186A0000186A51D26263E67F5B66.svg" xlink:type="simple" xlink:show="embed" xlink:actuate="onLoad" draw:mime-type="image/svg+xml"/><draw:image xlink:href="Pictures/10000001000000EC000000ECA8000E16885E761B.png" xlink:type="simple" xlink:show="embed" xlink:actuate="onLoad" draw:mime-type="image/png"/></draw:frame><draw:frame draw:style-name="fr1" draw:name="이미지5" text:anchor-type="char" svg:x="-1.953cm" svg:y="10.537cm" svg:width="6.249cm" svg:height="6.249cm" draw:z-index="4"><draw:image xlink:href="Pictures/100002090000186A0000186AAA192AEF9971483F.svg" xlink:type="simple" xlink:show="embed" xlink:actuate="onLoad" draw:mime-type="image/svg+xml"/><draw:image xlink:href="Pictures/10000001000000EC000000ECD39ECAA6ACC64B22.png" xlink:type="simple" xlink:show="embed" xlink:actuate="onLoad" draw:mime-type="image/png"/></draw:frame><draw:frame draw:style-name="fr1" draw:name="이미지6" text:anchor-type="char" svg:x="-1.953cm" svg:y="4.29cm" svg:width="6.249cm" svg:height="6.249cm" draw:z-index="5"><draw:image xlink:href="Pictures/100002830000186A0000186A71130697592A0F88.svg" xlink:type="simple" xlink:show="embed" xlink:actuate="onLoad" draw:mime-type="image/svg+xml"/><draw:image xlink:href="Pictures/10000001000000EC000000EC2C21F8695D07C102.png" xlink:type="simple" xlink:show="embed" xlink:actuate="onLoad" draw:mime-type="image/png"/></draw:frame><draw:frame draw:style-name="fr1" draw:name="이미지7" text:anchor-type="char" svg:x="-1.953cm" svg:y="-1.958cm" svg:width="6.249cm" svg:height="6.249cm" draw:z-index="6"><draw:image xlink:href="Pictures/1000027C0000186A0000186AD52CC760FAAB80E7.svg" xlink:type="simple" xlink:show="embed" xlink:actuate="onLoad" draw:mime-type="image/svg+xml"/><draw:image xlink:href="Pictures/10000001000000EC000000EC431F2A93FF2EBD76.png" xlink:type="simple" xlink:show="embed" xlink:actuate="onLoad" draw:mime-type="image/png"/></draw:frame><draw:frame draw:style-name="fr1" draw:name="이미지8" text:anchor-type="char" svg:x="4.295cm" svg:y="10.537cm" svg:width="6.025cm" svg:height="6.025cm" draw:z-index="7"><draw:image xlink:href="Pictures/100002480000178A0000178AFAEE245EE2C9ADD6.svg" xlink:type="simple" xlink:show="embed" xlink:actuate="onLoad" draw:mime-type="image/svg+xml"/><draw:image xlink:href="Pictures/10000001000000E4000000E4530D011C6054D16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2T13:26:47.805869540</meta:creation-date>
    <dc:date>2025-08-12T13:29:37.758211314</dc:date>
    <meta:editing-duration>PT2M50S</meta:editing-duration>
    <meta:editing-cycles>1</meta:editing-cycles>
    <meta:document-statistic meta:table-count="0" meta:image-count="8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